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5pt"/>
    </style:style>
    <style:style style:name="co2" style:family="table-column">
      <style:table-column-properties fo:break-before="auto" style:column-width="50.14pt"/>
    </style:style>
    <style:style style:name="co3" style:family="table-column">
      <style:table-column-properties fo:break-before="auto" style:column-width="117.3pt"/>
    </style:style>
    <style:style style:name="co4" style:family="table-column">
      <style:table-column-properties fo:break-before="auto" style:column-width="138.95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4.69pt"/>
    </style:style>
    <style:style style:name="co8" style:family="table-column">
      <style:table-column-properties fo:break-before="auto" style:column-width="49.41pt"/>
    </style:style>
    <style:style style:name="co9" style:family="table-column">
      <style:table-column-properties fo:break-before="auto" style:column-width="115pt"/>
    </style:style>
    <style:style style:name="co10" style:family="table-column">
      <style:table-column-properties fo:break-before="auto" style:column-width="115.74pt"/>
    </style:style>
    <style:style style:name="co11" style:family="table-column">
      <style:table-column-properties fo:break-before="auto" style:column-width="50.94pt"/>
    </style:style>
    <style:style style:name="co12" style:family="table-column">
      <style:table-column-properties fo:break-before="auto" style:column-width="138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transparent"/>
      <style:text-properties fo:color="#666666" style:text-position=""/>
    </style:style>
    <style:style style:name="ce10" style:family="table-cell" style:parent-style-name="Default">
      <style:table-cell-properties fo:background-color="transparent" fo:border="none"/>
      <style:text-properties style:use-window-font-color="true" style:text-position="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4" style:family="table-cell" style:parent-style-name="Default" style:data-style-name="N37">
      <style:table-cell-properties fo:background-color="transparent"/>
      <style:text-properties fo:color="#666666" style:text-position=""/>
    </style:style>
    <style:style style:name="ce5" style:family="table-cell" style:parent-style-name="Default" style:data-style-name="N37">
      <style:table-cell-properties fo:border-bottom="none" fo:border-left="none" fo:border-right="none" fo:border-top="0.06pt solid #000000"/>
      <style:text-properties style:text-position=""/>
    </style:style>
    <style:style style:name="ce6" style:family="table-cell" style:parent-style-name="Default" style:data-style-name="N37">
      <style:text-properties style:text-position=""/>
    </style:style>
    <style:style style:name="ce7" style:family="table-cell" style:parent-style-name="Default" style:data-style-name="N37">
      <style:table-cell-properties fo:border-bottom="0.06pt solid #000000" fo:border-left="none" fo:border-right="none" fo:border-top="none"/>
      <style:text-properties style:text-position=""/>
    </style:style>
    <style:style style:name="ce8" style:family="table-cell" style:parent-style-name="Default" style:data-style-name="N0">
      <style:text-properties style:text-position="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666666" style:text-position=""/>
    </style:style>
    <style:style style:name="ce11" style:family="table-cell" style:parent-style-name="Default">
      <style:table-cell-properties fo:border="none"/>
      <style:text-properties style:text-position="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3" style:family="table-cell" style:parent-style-name="Default" style:data-style-name="N37">
      <style:table-cell-properties fo:border="none"/>
      <style:text-properties style:text-position=""/>
    </style:style>
    <style:style style:name="ce14" style:family="table-cell" style:parent-style-name="Default" style:data-style-name="N37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text-position=""/>
    </style:style>
    <style:style style:name="ce19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22" style:family="table-cell" style:parent-style-name="Default" style:data-style-name="N37">
      <style:text-properties style:text-position=""/>
    </style:style>
    <style:style style:name="ce23" style:family="table-cell" style:parent-style-name="Default" style:data-style-name="N37">
      <style:table-cell-properties fo:border-bottom="0.06pt solid #000000" fo:border-left="none" fo:border-right="none" fo:border-top="none"/>
      <style:text-properties style:text-position=""/>
    </style:style>
    <style:style style:name="ce29" style:family="table-cell" style:parent-style-name="Default" style:data-style-name="N37">
      <style:table-cell-properties fo:border="none"/>
      <style:text-properties style:text-position="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text-position=""/>
    </style:style>
    <style:style style:name="ce32" style:family="table-cell" style:parent-style-name="Default">
      <style:text-properties fo:color="#666666" style:text-position=""/>
    </style:style>
    <style:style style:name="ce33" style:family="table-cell" style:parent-style-name="Default">
      <style:table-cell-properties fo:border-bottom="0.06pt solid #000000" fo:border-left="none" fo:border-right="none" fo:border-top="none"/>
      <style:text-properties fo:color="#666666" style:text-position=""/>
    </style:style>
    <style:style style:name="ce34" style:family="table-cell" style:parent-style-name="Default" style:data-style-name="N37">
      <style:text-properties fo:color="#666666" style:text-position=""/>
    </style:style>
    <style:style style:name="ce35" style:family="table-cell" style:parent-style-name="Default" style:data-style-name="N37">
      <style:table-cell-properties fo:border-bottom="0.06pt solid #000000" fo:border-left="none" fo:border-right="none" fo:border-top="none"/>
      <style:text-properties fo:color="#666666" style:text-position=""/>
    </style:style>
    <style:style style:name="ce36" style:family="table-cell" style:parent-style-name="Default" style:data-style-name="N37">
      <style:table-cell-properties fo:border="none"/>
      <style:text-properties fo:color="#666666" style:text-position=""/>
    </style:style>
    <style:style style:name="ce37" style:family="table-cell" style:parent-style-name="Default">
      <style:table-cell-properties fo:background-color="transparent"/>
      <style:text-properties fo:color="#666666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order-left="none" fo:border-right="none" fo:border-top="none"/>
    </style:style>
    <style:style style:name="ce40" style:family="table-cell" style:parent-style-name="Default" style:data-style-name="N37">
      <style:table-cell-properties fo:background-color="transparent"/>
      <style:text-properties fo:color="#666666"/>
    </style:style>
    <style:style style:name="ce41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ce42" style:family="table-cell" style:parent-style-name="Default" style:data-style-name="N37"/>
    <style:style style:name="ce43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44" style:family="table-cell" style:parent-style-name="Default" style:data-style-name="N0"/>
    <style:style style:name="ce45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666666"/>
    </style:style>
    <style:style style:name="ce46" style:family="table-cell" style:parent-style-name="Default">
      <style:table-cell-properties fo:background-color="transparent" fo:border="none"/>
      <style:text-properties style:use-window-font-color="true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49" style:family="table-cell" style:parent-style-name="Default" style:data-style-name="N37">
      <style:table-cell-properties fo:border="none"/>
    </style:style>
    <style:style style:name="ce50" style:family="table-cell" style:parent-style-name="Default" style:data-style-name="N37">
      <style:table-cell-properties fo:border-bottom="0.06pt solid #000000" fo:background-color="transparent" fo:border-left="none" fo:border-right="none" fo:border-top="none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52" style:family="table-cell" style:parent-style-name="Default">
      <style:text-properties fo:color="#666666"/>
    </style:style>
    <style:style style:name="ce53" style:family="table-cell" style:parent-style-name="Default">
      <style:table-cell-properties fo:border-bottom="0.06pt solid #000000" fo:border-left="none" fo:border-right="none" fo:border-top="none"/>
      <style:text-properties fo:color="#666666"/>
    </style:style>
    <style:style style:name="ce54" style:family="table-cell" style:parent-style-name="Default" style:data-style-name="N37">
      <style:text-properties fo:color="#666666"/>
    </style:style>
    <style:style style:name="ce55" style:family="table-cell" style:parent-style-name="Default" style:data-style-name="N37">
      <style:table-cell-properties fo:border-bottom="0.06pt solid #000000" fo:border-left="none" fo:border-right="none" fo:border-top="none"/>
      <style:text-properties fo:color="#666666"/>
    </style:style>
    <style:style style:name="ce56" style:family="table-cell" style:parent-style-name="Default" style:data-style-name="N37">
      <style:table-cell-properties fo:border="none"/>
      <style:text-properties fo:color="#666666"/>
    </style:style>
  </office:automatic-styles>
  <office:body>
    <office:spreadsheet>
      <table:table table:name="feb-jul" table:style-name="ta1" table:print="false">
        <table:table-column table:style-name="co1" table:default-cell-style-name="Default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/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ochensumme (Soll 10)</text:p>
          </table:table-cell>
          <table:table-cell office:value-type="string" calcext:value-type="string">
            <text:p>Monatssumme (Soll 40 … 45)</text:p>
          </table:table-cell>
          <table:table-cell office:value-type="string" calcext:value-type="string">
            <text:p>Differenz zu Monats-Soll</text:p>
          </table:table-cell>
          <table:table-cell office:value-type="string" calcext:value-type="string">
            <text:p>Kumulierte Unterstunden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o</text:p>
          </table:table-cell>
          <table:table-cell table:style-name="ce4" office:value-type="date" office:date-value="2016-01-07" calcext:value-type="date">
            <text:p>01/07/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4" office:value-type="date" office:date-value="2016-01-08" calcext:value-type="date">
            <text:p>01/08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Sa</text:p>
          </table:table-cell>
          <table:table-cell table:style-name="ce4" office:value-type="date" office:date-value="2016-01-09" calcext:value-type="date">
            <text:p>01/09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So</text:p>
          </table:table-cell>
          <table:table-cell table:style-name="ce4" office:value-type="date" office:date-value="2016-01-10" calcext:value-type="date">
            <text:p>01/10/16</text:p>
          </table:table-cell>
          <table:table-cell table:style-name="ce1" office:value-type="string" calcext:value-type="string">
            <text:p>-</text:p>
          </table:table-cell>
          <table:table-cell table:style-name="ce1" table:formula="of:=SUM(['feb-jul'.C2:.C5])" office:value-type="float" office:value="4" calcext:value-type="float">
            <text:p>4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4" office:value-type="date" office:date-value="2016-01-11" calcext:value-type="date">
            <text:p>01/11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Di</text:p>
          </table:table-cell>
          <table:table-cell table:style-name="ce4" office:value-type="date" office:date-value="2016-01-12" calcext:value-type="date">
            <text:p>01/12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4" office:value-type="date" office:date-value="2016-01-13" calcext:value-type="date">
            <text:p>01/13/16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Do</text:p>
          </table:table-cell>
          <table:table-cell table:style-name="ce4" office:value-type="date" office:date-value="2016-01-14" calcext:value-type="date">
            <text:p>01/14/1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4" office:value-type="date" office:date-value="2016-01-15" calcext:value-type="date">
            <text:p>01/15/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Sa</text:p>
          </table:table-cell>
          <table:table-cell table:style-name="ce4" office:value-type="date" office:date-value="2016-01-16" calcext:value-type="date">
            <text:p>01/16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So</text:p>
          </table:table-cell>
          <table:table-cell table:style-name="ce4" office:value-type="date" office:date-value="2016-01-17" calcext:value-type="date">
            <text:p>01/17/16</text:p>
          </table:table-cell>
          <table:table-cell table:style-name="ce1" office:value-type="string" calcext:value-type="string">
            <text:p>-</text:p>
          </table:table-cell>
          <table:table-cell table:style-name="ce1" table:formula="of:=SUM(['feb-jul'.C6:.C12])" office:value-type="float" office:value="8" calcext:value-type="float">
            <text:p>8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4" office:value-type="date" office:date-value="2016-01-18" calcext:value-type="date">
            <text:p>01/18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Di</text:p>
          </table:table-cell>
          <table:table-cell table:style-name="ce4" office:value-type="date" office:date-value="2016-01-19" calcext:value-type="date">
            <text:p>01/19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4" office:value-type="date" office:date-value="2016-01-20" calcext:value-type="date">
            <text:p>01/20/16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Do</text:p>
          </table:table-cell>
          <table:table-cell table:style-name="ce4" office:value-type="date" office:date-value="2016-01-21" calcext:value-type="date">
            <text:p>01/21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4" office:value-type="date" office:date-value="2016-01-22" calcext:value-type="date">
            <text:p>01/22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Sa</text:p>
          </table:table-cell>
          <table:table-cell table:style-name="ce4" office:value-type="date" office:date-value="2016-01-23" calcext:value-type="date">
            <text:p>01/23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So</text:p>
          </table:table-cell>
          <table:table-cell table:style-name="ce4" office:value-type="date" office:date-value="2016-01-24" calcext:value-type="date">
            <text:p>01/24/16</text:p>
          </table:table-cell>
          <table:table-cell table:style-name="ce1" office:value-type="string" calcext:value-type="string">
            <text:p>-</text:p>
          </table:table-cell>
          <table:table-cell table:style-name="ce1" table:formula="of:=SUM(['feb-jul'.C13:.C19])" office:value-type="float" office:value="3" calcext:value-type="float">
            <text:p>3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4" office:value-type="date" office:date-value="2016-01-25" calcext:value-type="date">
            <text:p>01/25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Di</text:p>
          </table:table-cell>
          <table:table-cell table:style-name="ce4" office:value-type="date" office:date-value="2016-01-26" calcext:value-type="date">
            <text:p>01/26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Mi</text:p>
          </table:table-cell>
          <table:table-cell table:style-name="ce4" office:value-type="date" office:date-value="2016-01-27" calcext:value-type="date">
            <text:p>01/27/16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Do</text:p>
          </table:table-cell>
          <table:table-cell table:style-name="ce4" office:value-type="date" office:date-value="2016-01-28" calcext:value-type="date">
            <text:p>01/28/1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Fr</text:p>
          </table:table-cell>
          <table:table-cell table:style-name="ce4" office:value-type="date" office:date-value="2016-01-29" calcext:value-type="date">
            <text:p>01/29/1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Sa</text:p>
          </table:table-cell>
          <table:table-cell table:style-name="ce4" office:value-type="date" office:date-value="2016-01-30" calcext:value-type="date">
            <text:p>01/30/16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3"/>
          <table:table-cell table:style-name="ce10"/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So</text:p>
          </table:table-cell>
          <table:table-cell table:style-name="ce4" office:value-type="date" office:date-value="2016-01-31" calcext:value-type="date">
            <text:p>01/31/16</text:p>
          </table:table-cell>
          <table:table-cell table:style-name="ce1" office:value-type="string" calcext:value-type="string">
            <text:p>-</text:p>
          </table:table-cell>
          <table:table-cell table:style-name="ce1" table:formula="of:=SUM(['feb-jul'.C20:.C26])" office:value-type="float" office:value="6" calcext:value-type="float">
            <text:p>6</text:p>
          </table:table-cell>
          <table:table-cell table:style-name="ce9" table:formula="of:=SUM(['feb-jul'.C2:.C26])" office:value-type="float" office:value="21" calcext:value-type="float">
            <text:p>21</text:p>
          </table:table-cell>
          <table:table-cell table:style-name="ce1" office:value-type="float" office:value="-21" calcext:value-type="float">
            <text:p>-21</text:p>
          </table:table-cell>
          <table:table-cell table:style-name="ce10" table:formula="of:=[.F26]" office:value-type="float" office:value="-21" calcext:value-type="float">
            <text:p>-21</text:p>
          </table:table-cell>
          <table:table-cell table:style-name="ce1" table:number-columns-repeated="1017"/>
        </table:table-row>
        <table:table-row table:style-name="ro1">
          <table:table-cell table:style-name="ce2" office:value-type="string" calcext:value-type="string">
            <text:p>Mo</text:p>
          </table:table-cell>
          <table:table-cell table:style-name="ce5" office:value-type="date" office:date-value="2016-02-01" calcext:value-type="date">
            <text:p>02/01/16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/>
          <table:table-cell table:style-name="ce2" table:number-columns-repeated="1019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2-03" calcext:value-type="date">
            <text:p>02/03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2-04" calcext:value-type="date">
            <text:p>02/04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2-05" calcext:value-type="date">
            <text:p>02/05/16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2-06" calcext:value-type="date">
            <text:p>02/0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2-07" calcext:value-type="date">
            <text:p>02/07/16</text:p>
          </table:table-cell>
          <table:table-cell office:value-type="string" calcext:value-type="string">
            <text:p>-</text:p>
          </table:table-cell>
          <table:table-cell table:formula="of:=SUM(['feb-jul'.C27:.C33])" office:value-type="float" office:value="7.5" calcext:value-type="float">
            <text:p>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2-08" calcext:value-type="date">
            <text:p>02/0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2-09" calcext:value-type="date">
            <text:p>02/0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2-11" calcext:value-type="date">
            <text:p>02/11/16</text:p>
          </table:table-cell>
          <table:table-cell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2-12" calcext:value-type="date">
            <text:p>02/12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2-13" calcext:value-type="date">
            <text:p>02/1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2-14" calcext:value-type="date">
            <text:p>02/14/16</text:p>
          </table:table-cell>
          <table:table-cell office:value-type="string" calcext:value-type="string">
            <text:p>-</text:p>
          </table:table-cell>
          <table:table-cell table:formula="of:=SUM(['feb-jul'.C34:.C40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2-15" calcext:value-type="date">
            <text:p>02/1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2-18" calcext:value-type="date">
            <text:p>02/18/16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2-19" calcext:value-type="date">
            <text:p>02/19/16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2-20" calcext:value-type="date">
            <text:p>02/2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2-21" calcext:value-type="date">
            <text:p>02/21/16</text:p>
          </table:table-cell>
          <table:table-cell office:value-type="string" calcext:value-type="string">
            <text:p>-</text:p>
          </table:table-cell>
          <table:table-cell table:formula="of:=SUM(['feb-jul'.C41:.C47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2-22" calcext:value-type="date">
            <text:p>02/22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2-23" calcext:value-type="date">
            <text:p>02/2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2-24" calcext:value-type="date">
            <text:p>02/2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2-25" calcext:value-type="date">
            <text:p>02/25/1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2-26" calcext:value-type="date">
            <text:p>02/26/16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2-28" calcext:value-type="date">
            <text:p>02/28/16</text:p>
          </table:table-cell>
          <table:table-cell office:value-type="float" office:value="0.5" calcext:value-type="float">
            <text:p>0.5</text:p>
          </table:table-cell>
          <table:table-cell table:formula="of:=SUM(['feb-jul'.C48:.C54])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style-name="ce7" office:value-type="date" office:date-value="2016-02-29" calcext:value-type="date">
            <text:p>02/29/16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SUM(['feb-jul'.C27:.C55])" office:value-type="float" office:value="38" calcext:value-type="float">
            <text:p>38</text:p>
          </table:table-cell>
          <table:table-cell table:style-name="ce3" table:formula="of:=29/7*10-['feb-jul'.E55]" office:value-type="float" office:value="3.42857142857143" calcext:value-type="float">
            <text:p>3.43</text:p>
          </table:table-cell>
          <table:table-cell table:style-name="ce3" table:formula="of:=SUM([.F2:.F55])" office:value-type="float" office:value="-17.5714285714286" calcext:value-type="float">
            <text:p>-17.57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3-01" calcext:value-type="date">
            <text:p>03/0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3-02" calcext:value-type="date">
            <text:p>03/02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3-03" calcext:value-type="date">
            <text:p>03/03/16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3-04" calcext:value-type="date">
            <text:p>03/04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3-05" calcext:value-type="date">
            <text:p>03/0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3-06" calcext:value-type="date">
            <text:p>03/06/16</text:p>
          </table:table-cell>
          <table:table-cell office:value-type="string" calcext:value-type="string">
            <text:p>-</text:p>
          </table:table-cell>
          <table:table-cell table:formula="of:=SUM(['feb-jul'.C55:.C61])"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3-07" calcext:value-type="date">
            <text:p>03/07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3-08" calcext:value-type="date">
            <text:p>03/0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3-09" calcext:value-type="date">
            <text:p>03/09/1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3-10" calcext:value-type="date">
            <text:p>03/1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3-11" calcext:value-type="date">
            <text:p>03/11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3-12" calcext:value-type="date">
            <text:p>03/1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3-13" calcext:value-type="date">
            <text:p>03/13/16</text:p>
          </table:table-cell>
          <table:table-cell office:value-type="string" calcext:value-type="string">
            <text:p>-</text:p>
          </table:table-cell>
          <table:table-cell table:formula="of:=SUM(['feb-jul'.C62:.C68])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3-14" calcext:value-type="date">
            <text:p>03/1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3-15" calcext:value-type="date">
            <text:p>03/1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3-16" calcext:value-type="date">
            <text:p>03/1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3-17" calcext:value-type="date">
            <text:p>03/1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3-18" calcext:value-type="date">
            <text:p>03/1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3-19" calcext:value-type="date">
            <text:p>03/1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3-20" calcext:value-type="date">
            <text:p>03/20/16</text:p>
          </table:table-cell>
          <table:table-cell office:value-type="string" calcext:value-type="string">
            <text:p>-</text:p>
          </table:table-cell>
          <table:table-cell table:formula="of:=SUM(['feb-jul'.C69:.C75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3-21" calcext:value-type="date">
            <text:p>03/21/16</text:p>
          </table:table-cell>
          <table:table-cell office:value-type="float" office:value="3.75" calcext:value-type="float">
            <text:p>3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3-22" calcext:value-type="date">
            <text:p>03/22/16</text:p>
          </table:table-cell>
          <table:table-cell office:value-type="float" office:value="2.75" calcext:value-type="float">
            <text:p>2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3-23" calcext:value-type="date">
            <text:p>03/2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3-24" calcext:value-type="date">
            <text:p>03/2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3-25" calcext:value-type="date">
            <text:p>03/25/16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3-26" calcext:value-type="date">
            <text:p>03/2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3-27" calcext:value-type="date">
            <text:p>03/27/16</text:p>
          </table:table-cell>
          <table:table-cell office:value-type="string" calcext:value-type="string">
            <text:p>-</text:p>
          </table:table-cell>
          <table:table-cell table:formula="of:=SUM(['feb-jul'.C76:.C82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3-29" calcext:value-type="date">
            <text:p>03/29/16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3-30" calcext:value-type="date">
            <text:p>03/30/16</text:p>
          </table:table-cell>
          <table:table-cell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</text:p>
          </table:table-cell>
          <table:table-cell table:style-name="ce7" office:value-type="date" office:date-value="2016-03-31" calcext:value-type="date">
            <text:p>03/31/16</text:p>
          </table:table-cell>
          <table:table-cell table:style-name="ce3" office:value-type="float" office:value="4.5" calcext:value-type="float">
            <text:p>4.5</text:p>
          </table:table-cell>
          <table:table-cell table:style-name="ce3"/>
          <table:table-cell table:style-name="ce3" table:formula="of:=SUM(['feb-jul'.C56:.C86])" office:value-type="float" office:value="40" calcext:value-type="float">
            <text:p>40</text:p>
          </table:table-cell>
          <table:table-cell table:style-name="ce3" table:formula="of:=31/7*10-['feb-jul'.E86]" office:value-type="float" office:value="4.28571428571429" calcext:value-type="float">
            <text:p>4.29</text:p>
          </table:table-cell>
          <table:table-cell table:style-name="ce3" table:formula="of:=SUM([.F2:.F86])" office:value-type="float" office:value="-13.2857142857143" calcext:value-type="float">
            <text:p>-13.29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4-01" calcext:value-type="date">
            <text:p>04/01/1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4-02" calcext:value-type="date">
            <text:p>04/0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4-03" calcext:value-type="date">
            <text:p>04/03/16</text:p>
          </table:table-cell>
          <table:table-cell office:value-type="string" calcext:value-type="string">
            <text:p>-</text:p>
          </table:table-cell>
          <table:table-cell table:formula="of:=SUM(['feb-jul'.C83:.C89]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4-04" calcext:value-type="date">
            <text:p>04/04/16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4-05" calcext:value-type="date">
            <text:p>04/05/16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4-06" calcext:value-type="date">
            <text:p>04/0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4-07" calcext:value-type="date">
            <text:p>04/07/1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4-08" calcext:value-type="date">
            <text:p>04/08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4-09" calcext:value-type="date">
            <text:p>04/0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4-10" calcext:value-type="date">
            <text:p>04/10/16</text:p>
          </table:table-cell>
          <table:table-cell office:value-type="string" calcext:value-type="string">
            <text:p>-</text:p>
          </table:table-cell>
          <table:table-cell table:formula="of:=SUM(['feb-jul'.C90:.C96])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4-11" calcext:value-type="date">
            <text:p>04/11/16</text:p>
          </table:table-cell>
          <table:table-cell table:style-name="ce8" office:value-type="float" office:value="5.5" calcext:value-type="float">
            <text:p>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4-12" calcext:value-type="date">
            <text:p>04/12/16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4-13" calcext:value-type="date">
            <text:p>04/13/16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4-14" calcext:value-type="date">
            <text:p>04/14/16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4-16" calcext:value-type="date">
            <text:p>04/1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4-17" calcext:value-type="date">
            <text:p>04/17/16</text:p>
          </table:table-cell>
          <table:table-cell office:value-type="string" calcext:value-type="string">
            <text:p>-</text:p>
          </table:table-cell>
          <table:table-cell table:formula="of:=SUM(['feb-jul'.C97:.C103])" office:value-type="float" office:value="11.5" calcext:value-type="float">
            <text:p>1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4-18" calcext:value-type="date">
            <text:p>04/18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4-19" calcext:value-type="date">
            <text:p>04/19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4-20" calcext:value-type="date">
            <text:p>04/20/16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4-22" calcext:value-type="date">
            <text:p>04/2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4-23" calcext:value-type="date">
            <text:p>04/2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4-24" calcext:value-type="date">
            <text:p>04/24/16</text:p>
          </table:table-cell>
          <table:table-cell office:value-type="string" calcext:value-type="string">
            <text:p>-</text:p>
          </table:table-cell>
          <table:table-cell table:formula="of:=SUM(['feb-jul'.C104:.C110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4-25" calcext:value-type="date">
            <text:p>04/25/16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4-26" calcext:value-type="date">
            <text:p>04/26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4-27" calcext:value-type="date">
            <text:p>04/27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4-28" calcext:value-type="date">
            <text:p>04/2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</text:p>
          </table:table-cell>
          <table:table-cell table:style-name="ce7" office:value-type="date" office:date-value="2016-04-30" calcext:value-type="date">
            <text:p>04/30/16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style-name="ce3" table:formula="of:=SUM(['feb-jul'.C87:.C116])" office:value-type="float" office:value="37" calcext:value-type="float">
            <text:p>37</text:p>
          </table:table-cell>
          <table:table-cell table:style-name="ce3" table:formula="of:=30/7*10-['feb-jul'.E116]" office:value-type="float" office:value="5.85714285714285" calcext:value-type="float">
            <text:p>5.86</text:p>
          </table:table-cell>
          <table:table-cell table:style-name="ce3" table:formula="of:=SUM([.F2:.F116])" office:value-type="float" office:value="-7.42857142857142" calcext:value-type="float">
            <text:p>-7.43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5-01" calcext:value-type="date">
            <text:p>05/01/16</text:p>
          </table:table-cell>
          <table:table-cell office:value-type="string" calcext:value-type="string">
            <text:p>-</text:p>
          </table:table-cell>
          <table:table-cell table:formula="of:=SUM(['feb-jul'.C111:.C117])" office:value-type="float" office:value="6.5" calcext:value-type="float">
            <text:p>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5-02" calcext:value-type="date">
            <text:p>05/02/16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5-03" calcext:value-type="date">
            <text:p>05/03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5-04" calcext:value-type="date">
            <text:p>05/04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5-07" calcext:value-type="date">
            <text:p>05/0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5-08" calcext:value-type="date">
            <text:p>05/08/16</text:p>
          </table:table-cell>
          <table:table-cell office:value-type="string" calcext:value-type="string">
            <text:p>-</text:p>
          </table:table-cell>
          <table:table-cell table:formula="of:=SUM(['feb-jul'.C118:.C124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5-09" calcext:value-type="date">
            <text:p>05/09/16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5-10" calcext:value-type="date">
            <text:p>05/1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5-12" calcext:value-type="date">
            <text:p>05/1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5-13" calcext:value-type="date">
            <text:p>05/13/16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5-15" calcext:value-type="date">
            <text:p>05/15/16</text:p>
          </table:table-cell>
          <table:table-cell office:value-type="string" calcext:value-type="string">
            <text:p>-</text:p>
          </table:table-cell>
          <table:table-cell table:formula="of:=SUM(['feb-jul'.C125:.C131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5-16" calcext:value-type="date">
            <text:p>05/1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5-17" calcext:value-type="date">
            <text:p>05/17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5-18" calcext:value-type="date">
            <text:p>05/18/16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5-20" calcext:value-type="date">
            <text:p>05/20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5-21" calcext:value-type="date">
            <text:p>05/2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5-22" calcext:value-type="date">
            <text:p>05/22/16</text:p>
          </table:table-cell>
          <table:table-cell office:value-type="string" calcext:value-type="string">
            <text:p>-</text:p>
          </table:table-cell>
          <table:table-cell table:formula="of:=SUM(['feb-jul'.C132:.C138])" office:value-type="float" office:value="8.5" calcext:value-type="float">
            <text:p>8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5-23" calcext:value-type="date">
            <text:p>05/23/1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5-24" calcext:value-type="date">
            <text:p>05/24/16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5-25" calcext:value-type="date">
            <text:p>05/25/16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5-26" calcext:value-type="date">
            <text:p>05/2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5-27" calcext:value-type="date">
            <text:p>05/27/16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5-29" calcext:value-type="date">
            <text:p>05/29/16</text:p>
          </table:table-cell>
          <table:table-cell office:value-type="string" calcext:value-type="string">
            <text:p>-</text:p>
          </table:table-cell>
          <table:table-cell table:formula="of:=SUM(['feb-jul'.C139:.C145])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5-30" calcext:value-type="date">
            <text:p>05/30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</text:p>
          </table:table-cell>
          <table:table-cell table:style-name="ce7" office:value-type="date" office:date-value="2016-05-31" calcext:value-type="date">
            <text:p>05/31/16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style-name="ce3" table:formula="of:=SUM(['feb-jul'.C117:.C147])" office:value-type="float" office:value="34.5" calcext:value-type="float">
            <text:p>34.5</text:p>
          </table:table-cell>
          <table:table-cell table:style-name="ce3" table:formula="of:=31/7*10-['feb-jul'.E147]" office:value-type="float" office:value="9.78571428571429" calcext:value-type="float">
            <text:p>9.79</text:p>
          </table:table-cell>
          <table:table-cell table:style-name="ce3" table:formula="of:=SUM([.F2:.F147])" office:value-type="float" office:value="2.35714285714287" calcext:value-type="float">
            <text:p>2.36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6-01" calcext:value-type="date">
            <text:p>06/01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6-02" calcext:value-type="date">
            <text:p>06/0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6-03" calcext:value-type="date">
            <text:p>06/03/16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6-04" calcext:value-type="date">
            <text:p>06/0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6-05" calcext:value-type="date">
            <text:p>06/05/16</text:p>
          </table:table-cell>
          <table:table-cell office:value-type="string" calcext:value-type="string">
            <text:p>-</text:p>
          </table:table-cell>
          <table:table-cell table:formula="of:=SUM(['feb-jul'.C146:.C152]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6-06" calcext:value-type="date">
            <text:p>06/06/16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6-08" calcext:value-type="date">
            <text:p>06/08/1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6-10" calcext:value-type="date">
            <text:p>06/10/1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6-11" calcext:value-type="date">
            <text:p>06/1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6-12" calcext:value-type="date">
            <text:p>06/12/16</text:p>
          </table:table-cell>
          <table:table-cell office:value-type="string" calcext:value-type="string">
            <text:p>-</text:p>
          </table:table-cell>
          <table:table-cell table:formula="of:=SUM(['feb-jul'.C153:.C159]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6-13" calcext:value-type="date">
            <text:p>06/13/1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6-14" calcext:value-type="date">
            <text:p>06/1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6-17" calcext:value-type="date">
            <text:p>06/17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-</text:p>
          </table:table-cell>
          <table:table-cell table:formula="of:=SUM(['feb-jul'.C160:.C166])" office:value-type="float" office:value="4.5" calcext:value-type="float">
            <text:p>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6-20" calcext:value-type="date">
            <text:p>06/20/1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6-21" calcext:value-type="date">
            <text:p>06/21/16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6-22" calcext:value-type="date">
            <text:p>06/22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6-24" calcext:value-type="date">
            <text:p>06/24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6-26" calcext:value-type="date">
            <text:p>06/26/16</text:p>
          </table:table-cell>
          <table:table-cell office:value-type="string" calcext:value-type="string">
            <text:p>-</text:p>
          </table:table-cell>
          <table:table-cell table:formula="of:=SUM(['feb-jul'.C167:.C173])" office:value-type="float" office:value="10.5" calcext:value-type="float">
            <text:p>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6-27" calcext:value-type="date">
            <text:p>06/27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6-28" calcext:value-type="date">
            <text:p>06/28/16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o</text:p>
          </table:table-cell>
          <table:table-cell table:style-name="ce7" office:value-type="date" office:date-value="2016-06-30" calcext:value-type="date">
            <text:p>06/30/16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style-name="ce3" table:formula="of:=SUM(['feb-jul'.C148:.C177])" office:value-type="float" office:value="38" calcext:value-type="float">
            <text:p>38</text:p>
          </table:table-cell>
          <table:table-cell table:style-name="ce3" table:formula="of:=30/7*10-['feb-jul'.E177]" office:value-type="float" office:value="4.85714285714285" calcext:value-type="float">
            <text:p>4.86</text:p>
          </table:table-cell>
          <table:table-cell table:style-name="ce3" table:formula="of:=SUM([.F2:.F177])" office:value-type="float" office:value="7.21428571428572" calcext:value-type="float">
            <text:p>7.21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7-01" calcext:value-type="date">
            <text:p>07/01/1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7-02" calcext:value-type="date">
            <text:p>07/02/16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-</text:p>
          </table:table-cell>
          <table:table-cell table:formula="of:=SUM(['feb-jul'.C174:.C180]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7-04" calcext:value-type="date">
            <text:p>07/04/16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7-05" calcext:value-type="date">
            <text:p>07/05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7-06" calcext:value-type="date">
            <text:p>07/06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7-07" calcext:value-type="date">
            <text:p>07/0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7-09" calcext:value-type="date">
            <text:p>07/0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7-10" calcext:value-type="date">
            <text:p>07/10/16</text:p>
          </table:table-cell>
          <table:table-cell office:value-type="string" calcext:value-type="string">
            <text:p>-</text:p>
          </table:table-cell>
          <table:table-cell table:formula="of:=SUM(['feb-jul'.C181:.C187])" office:value-type="float" office:value="10.5" calcext:value-type="float">
            <text:p>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7-11" calcext:value-type="date">
            <text:p>07/11/16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7-12" calcext:value-type="date">
            <text:p>07/12/1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7-13" calcext:value-type="date">
            <text:p>07/13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7-15" calcext:value-type="date">
            <text:p>07/1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7-16" calcext:value-type="date">
            <text:p>07/1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7-17" calcext:value-type="date">
            <text:p>07/17/16</text:p>
          </table:table-cell>
          <table:table-cell office:value-type="string" calcext:value-type="string">
            <text:p>-</text:p>
          </table:table-cell>
          <table:table-cell table:formula="of:=SUM(['feb-jul'.C188:.C194])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7-24" calcext:value-type="date">
            <text:p>07/24/16</text:p>
          </table:table-cell>
          <table:table-cell office:value-type="string" calcext:value-type="string">
            <text:p>-</text:p>
          </table:table-cell>
          <table:table-cell table:style-name="ce8" table:formula="of:=SUM(['feb-jul'.C195:.C201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7-25" calcext:value-type="date">
            <text:p>07/25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7-26" calcext:value-type="date">
            <text:p>07/26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7-27" calcext:value-type="date">
            <text:p>07/27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7-28" calcext:value-type="date">
            <text:p>07/28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7-29" calcext:value-type="date">
            <text:p>07/29/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7-30" calcext:value-type="date">
            <text:p>07/30/1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o</text:p>
          </table:table-cell>
          <table:table-cell table:style-name="ce7" office:value-type="date" office:date-value="2016-07-31" calcext:value-type="date">
            <text:p>07/31/16</text:p>
          </table:table-cell>
          <table:table-cell table:style-name="ce3"/>
          <table:table-cell table:style-name="ce3" table:formula="of:=SUM(['feb-jul'.C202:.C208])" office:value-type="float" office:value="0" calcext:value-type="float">
            <text:p>0</text:p>
          </table:table-cell>
          <table:table-cell table:style-name="ce3" table:formula="of:=SUM(['feb-jul'.C178:.C208])" office:value-type="float" office:value="28" calcext:value-type="float">
            <text:p>28</text:p>
          </table:table-cell>
          <table:table-cell table:style-name="ce3" table:formula="of:=31/7*10-['feb-jul'.E208]" office:value-type="float" office:value="16.2857142857143" calcext:value-type="float">
            <text:p>16.29</text:p>
          </table:table-cell>
          <table:table-cell table:style-name="ce3" table:formula="of:=SUM([.F2:.F208])" office:value-type="float" office:value="23.5" calcext:value-type="float">
            <text:p>23.5</text:p>
          </table:table-cell>
          <table:table-cell table:style-name="ce3" table:number-columns-repeated="1017"/>
        </table:table-row>
      </table:table>
      <table:table table:name="aug-dez" table:style-name="ta1" table:print="false">
        <table:table-column table:style-name="co7" table:default-cell-style-name="Default"/>
        <table:table-column table:style-name="co8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17" table:default-cell-style-name="Default"/>
        <table:table-row table:style-name="ro1">
          <table:table-cell/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ochensumme (Soll 9)</text:p>
          </table:table-cell>
          <table:table-cell office:value-type="string" calcext:value-type="string">
            <text:p>Monatssumme (Soll 36 ... 40)</text:p>
          </table:table-cell>
          <table:table-cell office:value-type="string" calcext:value-type="string">
            <text:p>Differenz zu Monats-Soll</text:p>
          </table:table-cell>
          <table:table-cell office:value-type="string" calcext:value-type="string">
            <text:p>Kumulierte Unterstunden</text:p>
          </table:table-cell>
          <table:table-cell table:number-columns-repeated="1017"/>
        </table:table-row>
        <table:table-row table:style-name="ro1">
          <table:table-cell table:style-name="ce3" table:number-columns-repeated="4"/>
          <table:table-cell table:style-name="ce15" office:value-type="string" calcext:value-type="string">
            <text:p>Übertrag:</text:p>
          </table:table-cell>
          <table:table-cell table:style-name="ce15" table:formula="of:=['feb-jul'.G208]" office:value-type="float" office:value="23.5" calcext:value-type="float">
            <text:p>23.5</text:p>
          </table:table-cell>
          <table:table-cell table:style-name="ce3" table:formula="of:=[.F2]" office:value-type="float" office:value="23.5" calcext:value-type="float">
            <text:p>23.5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8-01" calcext:value-type="date">
            <text:p>08/01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8-02" calcext:value-type="date">
            <text:p>08/02/16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8-03" calcext:value-type="date">
            <text:p>08/03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8-04" calcext:value-type="date">
            <text:p>08/0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8-05" calcext:value-type="date">
            <text:p>08/0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8-06" calcext:value-type="date">
            <text:p>08/0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So</text:p>
          </table:table-cell>
          <table:table-cell table:style-name="ce13" office:value-type="date" office:date-value="2016-08-07" calcext:value-type="date">
            <text:p>08/07/16</text:p>
          </table:table-cell>
          <table:table-cell table:style-name="ce11" office:value-type="string" calcext:value-type="string">
            <text:p>-</text:p>
          </table:table-cell>
          <table:table-cell table:style-name="ce11" table:formula="of:=SUM(['aug-dez'.C3:.C9])" office:value-type="float" office:value="6.5" calcext:value-type="float">
            <text:p>6.5</text:p>
          </table:table-cell>
          <table:table-cell table:style-name="ce11"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8-08" calcext:value-type="date">
            <text:p>08/0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8-09" calcext:value-type="date">
            <text:p>08/0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8-10" calcext:value-type="date">
            <text:p>08/1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8-11" calcext:value-type="date">
            <text:p>08/1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8-12" calcext:value-type="date">
            <text:p>08/1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8-13" calcext:value-type="date">
            <text:p>08/1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8-14" calcext:value-type="date">
            <text:p>08/14/16</text:p>
          </table:table-cell>
          <table:table-cell office:value-type="string" calcext:value-type="string">
            <text:p>-</text:p>
          </table:table-cell>
          <table:table-cell table:formula="of:=SUM(['aug-dez'.C10:.C16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8-15" calcext:value-type="date">
            <text:p>08/1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8-16" calcext:value-type="date">
            <text:p>08/16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8-17" calcext:value-type="date">
            <text:p>08/17/16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8-18" calcext:value-type="date">
            <text:p>08/1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8-19" calcext:value-type="date">
            <text:p>08/19/16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8-20" calcext:value-type="date">
            <text:p>08/2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8-21" calcext:value-type="date">
            <text:p>08/21/16</text:p>
          </table:table-cell>
          <table:table-cell office:value-type="float" office:value="1" calcext:value-type="float">
            <text:p>1</text:p>
          </table:table-cell>
          <table:table-cell table:formula="of:=SUM(['aug-dez'.C17:.C23])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8-22" calcext:value-type="date">
            <text:p>08/22/1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8-23" calcext:value-type="date">
            <text:p>08/23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8-24" calcext:value-type="date">
            <text:p>08/2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8-25" calcext:value-type="date">
            <text:p>08/2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8-26" calcext:value-type="date">
            <text:p>08/2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8-27" calcext:value-type="date">
            <text:p>08/2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8-28" calcext:value-type="date">
            <text:p>08/28/16</text:p>
          </table:table-cell>
          <table:table-cell office:value-type="string" calcext:value-type="string">
            <text:p>-</text:p>
          </table:table-cell>
          <table:table-cell table:formula="of:=SUM(['aug-dez'.C24:.C30]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8-29" calcext:value-type="date">
            <text:p>08/2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8-30" calcext:value-type="date">
            <text:p>08/30/16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7" office:value-type="date" office:date-value="2016-08-31" calcext:value-type="date">
            <text:p>08/31/16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SUM(['aug-dez'.C3:.C33])" office:value-type="float" office:value="35.5" calcext:value-type="float">
            <text:p>35.5</text:p>
          </table:table-cell>
          <table:table-cell table:style-name="ce3" table:formula="of:=31/7*9-['aug-dez'.E33]" office:value-type="float" office:value="4.35714285714286" calcext:value-type="float">
            <text:p>4.36</text:p>
          </table:table-cell>
          <table:table-cell table:style-name="ce3" table:formula="of:=SUM([.F2:.F33])" office:value-type="float" office:value="27.8571428571429" calcext:value-type="float">
            <text:p>27.86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9-01" calcext:value-type="date">
            <text:p>09/0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9-02" calcext:value-type="date">
            <text:p>09/0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9-03" calcext:value-type="date">
            <text:p>09/0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9-04" calcext:value-type="date">
            <text:p>09/04/16</text:p>
          </table:table-cell>
          <table:table-cell office:value-type="string" calcext:value-type="string">
            <text:p>-</text:p>
          </table:table-cell>
          <table:table-cell table:formula="of:=SUM(['aug-dez'.C31:.C37]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9-05" calcext:value-type="date">
            <text:p>09/05/16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9-06" calcext:value-type="date">
            <text:p>09/06/16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9-07" calcext:value-type="date">
            <text:p>09/0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9-08" calcext:value-type="date">
            <text:p>09/08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9-09" calcext:value-type="date">
            <text:p>09/0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9-10" calcext:value-type="date">
            <text:p>09/1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9-11" calcext:value-type="date">
            <text:p>09/11/16</text:p>
          </table:table-cell>
          <table:table-cell office:value-type="string" calcext:value-type="string">
            <text:p>-</text:p>
          </table:table-cell>
          <table:table-cell table:formula="of:=SUM(['aug-dez'.C38:.C44])" office:value-type="float" office:value="12.75" calcext:value-type="float">
            <text:p>12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9-12" calcext:value-type="date">
            <text:p>09/12/16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9-13" calcext:value-type="date">
            <text:p>09/13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9-14" calcext:value-type="date">
            <text:p>09/1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9-15" calcext:value-type="date">
            <text:p>09/1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9-16" calcext:value-type="date">
            <text:p>09/1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9-17" calcext:value-type="date">
            <text:p>09/1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9-18" calcext:value-type="date">
            <text:p>09/18/16</text:p>
          </table:table-cell>
          <table:table-cell office:value-type="string" calcext:value-type="string">
            <text:p>-</text:p>
          </table:table-cell>
          <table:table-cell table:formula="of:=SUM(['aug-dez'.C45:.C51]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9-19" calcext:value-type="date">
            <text:p>09/19/1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9-20" calcext:value-type="date">
            <text:p>09/2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9-21" calcext:value-type="date">
            <text:p>09/21/16</text:p>
          </table:table-cell>
          <table:table-cell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9-22" calcext:value-type="date">
            <text:p>09/2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09-23" calcext:value-type="date">
            <text:p>09/2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09-24" calcext:value-type="date">
            <text:p>09/2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09-25" calcext:value-type="date">
            <text:p>09/25/16</text:p>
          </table:table-cell>
          <table:table-cell office:value-type="string" calcext:value-type="string">
            <text:p>-</text:p>
          </table:table-cell>
          <table:table-cell table:formula="of:=SUM(['aug-dez'.C52:.C58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09-26" calcext:value-type="date">
            <text:p>09/26/16</text:p>
          </table:table-cell>
          <table:table-cell office:value-type="float" office:value="3.5" calcext:value-type="float">
            <text:p>3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09-27" calcext:value-type="date">
            <text:p>09/2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09-28" calcext:value-type="date">
            <text:p>09/2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09-29" calcext:value-type="date">
            <text:p>09/2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Fr</text:p>
          </table:table-cell>
          <table:table-cell table:style-name="ce14" office:value-type="date" office:date-value="2016-09-30" calcext:value-type="date">
            <text:p>09/30/16</text:p>
          </table:table-cell>
          <table:table-cell table:style-name="ce12" office:value-type="string" calcext:value-type="string">
            <text:p>-</text:p>
          </table:table-cell>
          <table:table-cell table:style-name="ce12"/>
          <table:table-cell table:style-name="ce12" table:formula="of:=SUM(['aug-dez'.C34:.C63])" office:value-type="float" office:value="34.75" calcext:value-type="float">
            <text:p>34.75</text:p>
          </table:table-cell>
          <table:table-cell table:style-name="ce12" table:formula="of:=30/7*9-['aug-dez'.E63]" office:value-type="float" office:value="3.82142857142857" calcext:value-type="float">
            <text:p>3.82</text:p>
          </table:table-cell>
          <table:table-cell table:style-name="ce12" table:formula="of:=SUM([.F2:.F63])" office:value-type="float" office:value="31.6785714285714" calcext:value-type="float">
            <text:p>31.68</text:p>
          </table:table-cell>
          <table:table-cell table:style-name="ce12" table:number-columns-repeated="1017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0-01" calcext:value-type="date">
            <text:p>10/0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0-02" calcext:value-type="date">
            <text:p>10/02/16</text:p>
          </table:table-cell>
          <table:table-cell office:value-type="string" calcext:value-type="string">
            <text:p>-</text:p>
          </table:table-cell>
          <table:table-cell table:formula="of:=SUM(['aug-dez'.C59:.C65])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0-03" calcext:value-type="date">
            <text:p>10/0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0-04" calcext:value-type="date">
            <text:p>10/04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0-05" calcext:value-type="date">
            <text:p>10/0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0-06" calcext:value-type="date">
            <text:p>10/0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0-07" calcext:value-type="date">
            <text:p>10/07/16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0-08" calcext:value-type="date">
            <text:p>10/0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0-09" calcext:value-type="date">
            <text:p>10/09/16</text:p>
          </table:table-cell>
          <table:table-cell office:value-type="string" calcext:value-type="string">
            <text:p>-</text:p>
          </table:table-cell>
          <table:table-cell table:formula="of:=SUM(['aug-dez'.C66:.C72]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0-10" calcext:value-type="date">
            <text:p>10/10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0-11" calcext:value-type="date">
            <text:p>10/11/1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0-12" calcext:value-type="date">
            <text:p>10/12/1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0-13" calcext:value-type="date">
            <text:p>10/1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0-14" calcext:value-type="date">
            <text:p>10/14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0-15" calcext:value-type="date">
            <text:p>10/1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0-16" calcext:value-type="date">
            <text:p>10/16/16</text:p>
          </table:table-cell>
          <table:table-cell office:value-type="string" calcext:value-type="string">
            <text:p>-</text:p>
          </table:table-cell>
          <table:table-cell table:formula="of:=SUM(['aug-dez'.C73:.C79])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0-17" calcext:value-type="date">
            <text:p>10/17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0-18" calcext:value-type="date">
            <text:p>10/1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0-19" calcext:value-type="date">
            <text:p>10/19/1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0-20" calcext:value-type="date">
            <text:p>10/2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0-21" calcext:value-type="date">
            <text:p>10/21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0-22" calcext:value-type="date">
            <text:p>10/2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0-23" calcext:value-type="date">
            <text:p>10/23/16</text:p>
          </table:table-cell>
          <table:table-cell office:value-type="float" office:value="4" calcext:value-type="float">
            <text:p>4</text:p>
          </table:table-cell>
          <table:table-cell table:formula="of:=SUM(['aug-dez'.C80:.C86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0-24" calcext:value-type="date">
            <text:p>10/24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0-26" calcext:value-type="date">
            <text:p>10/26/16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0-27" calcext:value-type="date">
            <text:p>10/27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0-28" calcext:value-type="date">
            <text:p>10/2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0-29" calcext:value-type="date">
            <text:p>10/2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0-30" calcext:value-type="date">
            <text:p>10/30/16</text:p>
          </table:table-cell>
          <table:table-cell office:value-type="string" calcext:value-type="string">
            <text:p>-</text:p>
          </table:table-cell>
          <table:table-cell table:formula="of:=SUM(['aug-dez'.C87:.C93])" office:value-type="float" office:value="6.5" calcext:value-type="float">
            <text:p>6.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o</text:p>
          </table:table-cell>
          <table:table-cell table:style-name="ce7" office:value-type="date" office:date-value="2016-10-31" calcext:value-type="date">
            <text:p>10/31/16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style-name="ce3" table:formula="of:=SUM(['aug-dez'.C64:.C94])" office:value-type="float" office:value="34" calcext:value-type="float">
            <text:p>34</text:p>
          </table:table-cell>
          <table:table-cell table:style-name="ce3" table:formula="of:=31/7*9-['aug-dez'.E94]" office:value-type="float" office:value="5.85714285714286" calcext:value-type="float">
            <text:p>5.86</text:p>
          </table:table-cell>
          <table:table-cell table:style-name="ce3" table:formula="of:=SUM([.F2:.F94])" office:value-type="float" office:value="37.5357142857143" calcext:value-type="float">
            <text:p>37.54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1-01" calcext:value-type="date">
            <text:p>11/0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1-02" calcext:value-type="date">
            <text:p>11/0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1-03" calcext:value-type="date">
            <text:p>11/0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1-04" calcext:value-type="date">
            <text:p>11/0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1-05" calcext:value-type="date">
            <text:p>11/0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1-06" calcext:value-type="date">
            <text:p>11/06/16</text:p>
          </table:table-cell>
          <table:table-cell office:value-type="string" calcext:value-type="string">
            <text:p>-</text:p>
          </table:table-cell>
          <table:table-cell table:formula="of:=SUM(['aug-dez'.C94:.C100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1-07" calcext:value-type="date">
            <text:p>11/07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1-08" calcext:value-type="date">
            <text:p>11/0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1-09" calcext:value-type="date">
            <text:p>11/0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1-10" calcext:value-type="date">
            <text:p>11/1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1-11" calcext:value-type="date">
            <text:p>11/1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1-12" calcext:value-type="date">
            <text:p>11/1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1-13" calcext:value-type="date">
            <text:p>11/13/16</text:p>
          </table:table-cell>
          <table:table-cell office:value-type="string" calcext:value-type="string">
            <text:p>-</text:p>
          </table:table-cell>
          <table:table-cell table:formula="of:=SUM(['aug-dez'.C101:.C107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1-14" calcext:value-type="date">
            <text:p>11/14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1-15" calcext:value-type="date">
            <text:p>11/1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1-17" calcext:value-type="date">
            <text:p>11/1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1-18" calcext:value-type="date">
            <text:p>11/18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1-19" calcext:value-type="date">
            <text:p>11/1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1-20" calcext:value-type="date">
            <text:p>11/20/16</text:p>
          </table:table-cell>
          <table:table-cell office:value-type="string" calcext:value-type="string">
            <text:p>-</text:p>
          </table:table-cell>
          <table:table-cell table:formula="of:=SUM(['aug-dez'.C108:.C114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1-21" calcext:value-type="date">
            <text:p>11/21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1-22" calcext:value-type="date">
            <text:p>11/2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1-23" calcext:value-type="date">
            <text:p>11/23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1-24" calcext:value-type="date">
            <text:p>11/2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1-25" calcext:value-type="date">
            <text:p>11/2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1-27" calcext:value-type="date">
            <text:p>11/27/16</text:p>
          </table:table-cell>
          <table:table-cell office:value-type="float" office:value="1" calcext:value-type="float">
            <text:p>1</text:p>
          </table:table-cell>
          <table:table-cell table:formula="of:=SUM(['aug-dez'.C115:.C121]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1-28" calcext:value-type="date">
            <text:p>11/28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1-29" calcext:value-type="date">
            <text:p>11/2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</text:p>
          </table:table-cell>
          <table:table-cell table:style-name="ce7" office:value-type="date" office:date-value="2016-11-30" calcext:value-type="date">
            <text:p>11/30/1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SUM(['aug-dez'.C95:.C124])" office:value-type="float" office:value="16" calcext:value-type="float">
            <text:p>16</text:p>
          </table:table-cell>
          <table:table-cell table:style-name="ce3" table:formula="of:=30/7*9-['aug-dez'.E124]" office:value-type="float" office:value="22.5714285714286" calcext:value-type="float">
            <text:p>22.57</text:p>
          </table:table-cell>
          <table:table-cell table:style-name="ce3" table:formula="of:=SUM([.F2:.F124])" office:value-type="float" office:value="60.1071428571429" calcext:value-type="float">
            <text:p>60.11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2-01" calcext:value-type="date">
            <text:p>12/01/16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2-02" calcext:value-type="date">
            <text:p>12/02/16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2-03" calcext:value-type="date">
            <text:p>12/0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2-04" calcext:value-type="date">
            <text:p>12/04/16</text:p>
          </table:table-cell>
          <table:table-cell office:value-type="float" office:value="0.5" calcext:value-type="float">
            <text:p>0.5</text:p>
          </table:table-cell>
          <table:table-cell table:formula="of:=SUM(['aug-dez'.C122:.C128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2-05" calcext:value-type="date">
            <text:p>12/05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2-07" calcext:value-type="date">
            <text:p>12/07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2-08" calcext:value-type="date">
            <text:p>12/08/1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2-09" calcext:value-type="date">
            <text:p>12/09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2-10" calcext:value-type="date">
            <text:p>12/1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2-11" calcext:value-type="date">
            <text:p>12/11/16</text:p>
          </table:table-cell>
          <table:table-cell office:value-type="float" office:value="2" calcext:value-type="float">
            <text:p>2</text:p>
          </table:table-cell>
          <table:table-cell table:formula="of:=SUM(['aug-dez'.C129:.C135])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2-12" calcext:value-type="date">
            <text:p>12/12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2-13" calcext:value-type="date">
            <text:p>12/13/1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2-14" calcext:value-type="date">
            <text:p>12/14/1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2-15" calcext:value-type="date">
            <text:p>12/15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2-16" calcext:value-type="date">
            <text:p>12/1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2-18" calcext:value-type="date">
            <text:p>12/18/16</text:p>
          </table:table-cell>
          <table:table-cell office:value-type="string" calcext:value-type="string">
            <text:p>-</text:p>
          </table:table-cell>
          <table:table-cell table:formula="of:=SUM(['aug-dez'.C136:.C142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2-19" calcext:value-type="date">
            <text:p>12/1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2-20" calcext:value-type="date">
            <text:p>12/2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2-21" calcext:value-type="date">
            <text:p>12/21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2-22" calcext:value-type="date">
            <text:p>12/22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2-23" calcext:value-type="date">
            <text:p>12/23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6-12-24" calcext:value-type="date">
            <text:p>12/24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6-12-25" calcext:value-type="date">
            <text:p>12/25/16</text:p>
          </table:table-cell>
          <table:table-cell office:value-type="string" calcext:value-type="string">
            <text:p>-</text:p>
          </table:table-cell>
          <table:table-cell table:formula="of:=SUM(['aug-dez'.C143:.C14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6-12-26" calcext:value-type="date">
            <text:p>12/26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6-12-27" calcext:value-type="date">
            <text:p>12/27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6-12-28" calcext:value-type="date">
            <text:p>12/28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6-12-29" calcext:value-type="date">
            <text:p>12/29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a</text:p>
          </table:table-cell>
          <table:table-cell table:style-name="ce7" office:value-type="date" office:date-value="2016-12-31" calcext:value-type="date">
            <text:p>12/31/16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style-name="ce3" table:formula="of:=SUM(['aug-dez'.C125:.C155])" office:value-type="float" office:value="27.5" calcext:value-type="float">
            <text:p>27.5</text:p>
          </table:table-cell>
          <table:table-cell table:style-name="ce3" table:formula="of:=31/7*9-['aug-dez'.E155]" office:value-type="float" office:value="12.3571428571429" calcext:value-type="float">
            <text:p>12.36</text:p>
          </table:table-cell>
          <table:table-cell table:style-name="ce3" table:formula="of:=SUM([.F2:.F155])" office:value-type="float" office:value="72.4642857142857" calcext:value-type="float">
            <text:p>72.46</text:p>
          </table:table-cell>
          <table:table-cell table:style-name="ce3" table:number-columns-repeated="1017"/>
        </table:table-row>
      </table:table>
      <table:table table:name="mar" table:style-name="ta1">
        <table:table-column table:style-name="co7" table:default-cell-style-name="ce32"/>
        <table:table-column table:style-name="co8" table:default-cell-style-name="ce34"/>
        <table:table-column table:style-name="co11" table:default-cell-style-name="ce32"/>
        <table:table-column table:style-name="co10" table:default-cell-style-name="ce32"/>
        <table:table-column table:style-name="co4" table:default-cell-style-name="ce32"/>
        <table:table-column table:style-name="co9" table:default-cell-style-name="ce32"/>
        <table:table-column table:style-name="co10" table:default-cell-style-name="Default"/>
        <table:table-column table:style-name="co6" table:number-columns-repeated="1017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Wochensumme (Soll 9)</text:p>
          </table:table-cell>
          <table:table-cell table:style-name="Default" office:value-type="string" calcext:value-type="string">
            <text:p>Monatssumme (Soll 36 ... 40)</text:p>
          </table:table-cell>
          <table:table-cell table:style-name="Default" office:value-type="string" calcext:value-type="string">
            <text:p>Differenz zu Monats-Soll</text:p>
          </table:table-cell>
          <table:table-cell office:value-type="string" calcext:value-type="string">
            <text:p>Kumulierte Unterstunden</text:p>
          </table:table-cell>
          <table:table-cell table:number-columns-repeated="1017"/>
        </table:table-row>
        <table:table-row table:style-name="ro1">
          <table:table-cell table:style-name="ce19" table:number-columns-repeated="4"/>
          <table:table-cell table:style-name="ce31" office:value-type="string" calcext:value-type="string">
            <text:p>Übertrag:</text:p>
          </table:table-cell>
          <table:table-cell table:style-name="ce19" table:formula="of:=['aug-dez'.G155]" office:value-type="float" office:value="72.4642857142857" calcext:value-type="float">
            <text:p>72.46</text:p>
          </table:table-cell>
          <table:table-cell table:style-name="ce19" table:formula="of:=[.F2]" office:value-type="float" office:value="72.4642857142857" calcext:value-type="float">
            <text:p>72.46</text:p>
          </table:table-cell>
          <table:table-cell table:style-name="ce19" table:number-columns-repeated="1017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1-01" calcext:value-type="date">
            <text:p>01/01/1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1-02" calcext:value-type="date">
            <text:p>01/02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1-03" calcext:value-type="date">
            <text:p>01/03/1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1-04" calcext:value-type="date">
            <text:p>01/04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1-05" calcext:value-type="date">
            <text:p>01/05/1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1-06" calcext:value-type="date">
            <text:p>01/06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1-07" calcext:value-type="date">
            <text:p>01/07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1-08" calcext:value-type="date">
            <text:p>01/08/17</text:p>
          </table:table-cell>
          <table:table-cell office:value-type="string" calcext:value-type="string">
            <text:p>-</text:p>
          </table:table-cell>
          <table:table-cell table:formula="of:=SUM([.C4:.C10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1-09" calcext:value-type="date">
            <text:p>01/09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1-13" calcext:value-type="date">
            <text:p>01/13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1-14" calcext:value-type="date">
            <text:p>01/14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1-15" calcext:value-type="date">
            <text:p>01/15/17</text:p>
          </table:table-cell>
          <table:table-cell office:value-type="string" calcext:value-type="string">
            <text:p>-</text:p>
          </table:table-cell>
          <table:table-cell table:formula="of:=SUM([.C11:.C17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1-16" calcext:value-type="date">
            <text:p>01/16/1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1-17" calcext:value-type="date">
            <text:p>01/17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1-19" calcext:value-type="date">
            <text:p>01/19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1-21" calcext:value-type="date">
            <text:p>01/21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1-22" calcext:value-type="date">
            <text:p>01/22/17</text:p>
          </table:table-cell>
          <table:table-cell office:value-type="string" calcext:value-type="string">
            <text:p>-</text:p>
          </table:table-cell>
          <table:table-cell table:formula="of:=SUM([.C18:.C24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1-25" calcext:value-type="date">
            <text:p>01/25/1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1-26" calcext:value-type="date">
            <text:p>01/26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-</text:p>
          </table:table-cell>
          <table:table-cell table:formula="of:=SUM([.C25:.C3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1-30" calcext:value-type="date">
            <text:p>01/30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i</text:p>
          </table:table-cell>
          <table:table-cell table:style-name="ce35" office:value-type="date" office:date-value="2017-01-31" calcext:value-type="date">
            <text:p>01/31/17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C3:.C33])" office:value-type="float" office:value="9" calcext:value-type="float">
            <text:p>9</text:p>
          </table:table-cell>
          <table:table-cell table:style-name="ce33" table:formula="of:=-1*[.E33]" office:value-type="float" office:value="-9" calcext:value-type="float">
            <text:p>-9</text:p>
          </table:table-cell>
          <table:table-cell table:style-name="ce19" table:formula="of:=SUM([.F2:.F33])" office:value-type="float" office:value="63.4642857142857" calcext:value-type="float">
            <text:p>63.46</text:p>
          </table:table-cell>
          <table:table-cell table:style-name="ce19" table:number-columns-repeated="1017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2-01" calcext:value-type="date">
            <text:p>02/01/1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table:style-name="ce36" office:value-type="date" office:date-value="2017-02-02" calcext:value-type="date">
            <text:p>02/02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2-03" calcext:value-type="date">
            <text:p>02/03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table:style-name="ce36" office:value-type="date" office:date-value="2017-02-04" calcext:value-type="date">
            <text:p>02/04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-</text:p>
          </table:table-cell>
          <table:table-cell table:formula="of:=SUM([.C32:.C38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table:style-name="ce36" office:value-type="date" office:date-value="2017-02-06" calcext:value-type="date">
            <text:p>02/06/17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2-07" calcext:value-type="date">
            <text:p>02/07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table:style-name="ce36" office:value-type="date" office:date-value="2017-02-08" calcext:value-type="date">
            <text:p>02/08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36" office:value-type="date" office:date-value="2017-02-10" calcext:value-type="date">
            <text:p>02/10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2-11" calcext:value-type="date">
            <text:p>02/11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table:style-name="ce36" office:value-type="date" office:date-value="2017-02-12" calcext:value-type="date">
            <text:p>02/12/17</text:p>
          </table:table-cell>
          <table:table-cell office:value-type="string" calcext:value-type="string">
            <text:p>-</text:p>
          </table:table-cell>
          <table:table-cell table:formula="of:=SUM([.C39:.C4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2-13" calcext:value-type="date">
            <text:p>02/13/17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table:style-name="ce36" office:value-type="date" office:date-value="2017-02-14" calcext:value-type="date">
            <text:p>02/14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table:style-name="ce36" office:value-type="date" office:date-value="2017-02-16" calcext:value-type="date">
            <text:p>02/16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table:style-name="ce36" office:value-type="date" office:date-value="2017-02-18" calcext:value-type="date">
            <text:p>02/18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2-19" calcext:value-type="date">
            <text:p>02/19/17</text:p>
          </table:table-cell>
          <table:table-cell office:value-type="string" calcext:value-type="string">
            <text:p>-</text:p>
          </table:table-cell>
          <table:table-cell table:formula="of:=SUM([.C46:.C52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table:style-name="ce36" office:value-type="date" office:date-value="2017-02-20" calcext:value-type="date">
            <text:p>02/20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table:style-name="ce36" office:value-type="date" office:date-value="2017-02-22" calcext:value-type="date">
            <text:p>02/22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2-23" calcext:value-type="date">
            <text:p>02/23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table:style-name="ce36" office:value-type="date" office:date-value="2017-02-24" calcext:value-type="date">
            <text:p>02/24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table:style-name="ce36" office:value-type="date" office:date-value="2017-02-26" calcext:value-type="date">
            <text:p>02/26/17</text:p>
          </table:table-cell>
          <table:table-cell office:value-type="string" calcext:value-type="string">
            <text:p>-</text:p>
          </table:table-cell>
          <table:table-cell table:formula="of:=SUM([.C53:.C5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table:style-name="ce33" office:value-type="string" calcext:value-type="string">
            <text:p>Di</text:p>
          </table:table-cell>
          <table:table-cell table:style-name="ce35" office:value-type="date" office:date-value="2017-02-28" calcext:value-type="date">
            <text:p>02/28/17</text:p>
          </table:table-cell>
          <table:table-cell table:style-name="ce33" office:value-type="string" calcext:value-type="string">
            <text:p>-</text:p>
          </table:table-cell>
          <table:table-cell table:style-name="ce33"/>
          <table:table-cell table:style-name="ce33" table:formula="of:=SUM([.C34:.C61])" office:value-type="float" office:value="6" calcext:value-type="float">
            <text:p>6</text:p>
          </table:table-cell>
          <table:table-cell table:style-name="ce33" table:formula="of:=-1*[.E61]" office:value-type="float" office:value="-6" calcext:value-type="float">
            <text:p>-6</text:p>
          </table:table-cell>
          <table:table-cell table:style-name="ce19" table:formula="of:=SUM([.F2:.F61])" office:value-type="float" office:value="57.4642857142857" calcext:value-type="float">
            <text:p>57.46</text:p>
          </table:table-cell>
          <table:table-cell table:style-name="ce19" table:number-columns-repeated="1017"/>
        </table:table-row>
        <table:table-row table:style-name="ro1">
          <table:table-cell table:style-name="Default" office:value-type="string" calcext:value-type="string">
            <text:p>Mi</text:p>
          </table:table-cell>
          <table:table-cell table:style-name="ce22" office:value-type="date" office:date-value="2017-03-01" calcext:value-type="date">
            <text:p>03/01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Do</text:p>
          </table:table-cell>
          <table:table-cell table:style-name="ce29" office:value-type="date" office:date-value="2017-03-02" calcext:value-type="date">
            <text:p>03/02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Fr</text:p>
          </table:table-cell>
          <table:table-cell table:style-name="ce22" office:value-type="date" office:date-value="2017-03-03" calcext:value-type="date">
            <text:p>03/03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Sa</text:p>
          </table:table-cell>
          <table:table-cell table:style-name="ce29" office:value-type="date" office:date-value="2017-03-04" calcext:value-type="date">
            <text:p>03/04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</text:p>
          </table:table-cell>
          <table:table-cell table:style-name="ce22" office:value-type="date" office:date-value="2017-03-05" calcext:value-type="date">
            <text:p>03/05/17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formula="of:=SUM([.C60:.C66])" office:value-type="float" office:value="2.5" calcext:value-type="float">
            <text:p>2.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 calcext:value-type="string">
            <text:p>Mo</text:p>
          </table:table-cell>
          <table:table-cell table:style-name="ce29" office:value-type="date" office:date-value="2017-03-06" calcext:value-type="date">
            <text:p>03/06/1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Di</text:p>
          </table:table-cell>
          <table:table-cell table:style-name="ce22" office:value-type="date" office:date-value="2017-03-07" calcext:value-type="date">
            <text:p>03/07/1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</text:p>
          </table:table-cell>
          <table:table-cell table:style-name="ce29" office:value-type="date" office:date-value="2017-03-08" calcext:value-type="date">
            <text:p>03/08/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Do</text:p>
          </table:table-cell>
          <table:table-cell table:style-name="ce22" office:value-type="date" office:date-value="2017-03-09" calcext:value-type="date">
            <text:p>03/09/17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Fr</text:p>
          </table:table-cell>
          <table:table-cell table:style-name="ce29" office:value-type="date" office:date-value="2017-03-10" calcext:value-type="date">
            <text:p>03/10/1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Sa</text:p>
          </table:table-cell>
          <table:table-cell table:style-name="ce22" office:value-type="date" office:date-value="2017-03-11" calcext:value-type="date">
            <text:p>03/11/17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</text:p>
          </table:table-cell>
          <table:table-cell table:style-name="ce29" office:value-type="date" office:date-value="2017-03-12" calcext:value-type="date">
            <text:p>03/12/1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SUM([.C67:.C73])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 calcext:value-type="string">
            <text:p>Mo</text:p>
          </table:table-cell>
          <table:table-cell table:style-name="ce22" office:value-type="date" office:date-value="2017-03-13" calcext:value-type="date">
            <text:p>03/13/1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Di</text:p>
          </table:table-cell>
          <table:table-cell table:style-name="ce29" office:value-type="date" office:date-value="2017-03-14" calcext:value-type="date">
            <text:p>03/14/17</text:p>
          </table:table-cell>
          <table:table-cell table:style-name="Default" office:value-type="float" office:value="2.25" calcext:value-type="float">
            <text:p>2.2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</text:p>
          </table:table-cell>
          <table:table-cell table:style-name="ce22" office:value-type="date" office:date-value="2017-03-15" calcext:value-type="date">
            <text:p>03/15/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Do</text:p>
          </table:table-cell>
          <table:table-cell table:style-name="ce29" office:value-type="date" office:date-value="2017-03-16" calcext:value-type="date">
            <text:p>03/16/17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Fr</text:p>
          </table:table-cell>
          <table:table-cell table:style-name="ce22" office:value-type="date" office:date-value="2017-03-17" calcext:value-type="date">
            <text:p>03/17/17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Sa</text:p>
          </table:table-cell>
          <table:table-cell table:style-name="ce29" office:value-type="date" office:date-value="2017-03-18" calcext:value-type="date">
            <text:p>03/18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</text:p>
          </table:table-cell>
          <table:table-cell table:style-name="ce22" office:value-type="date" office:date-value="2017-03-19" calcext:value-type="date">
            <text:p>03/19/17</text:p>
          </table:table-cell>
          <table:table-cell table:style-name="Default" office:value-type="string" calcext:value-type="string">
            <text:p>-</text:p>
          </table:table-cell>
          <table:table-cell table:style-name="Default" table:formula="of:=SUM([.C74:.C80])" office:value-type="float" office:value="18.25" calcext:value-type="float">
            <text:p>18.25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 calcext:value-type="string">
            <text:p>Mo</text:p>
          </table:table-cell>
          <table:table-cell table:style-name="ce29" office:value-type="date" office:date-value="2017-03-20" calcext:value-type="date">
            <text:p>03/20/17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Di</text:p>
          </table:table-cell>
          <table:table-cell table:style-name="ce22" office:value-type="date" office:date-value="2017-03-21" calcext:value-type="date">
            <text:p>03/21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</text:p>
          </table:table-cell>
          <table:table-cell table:style-name="ce29" office:value-type="date" office:date-value="2017-03-22" calcext:value-type="date">
            <text:p>03/22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Do</text:p>
          </table:table-cell>
          <table:table-cell table:style-name="ce22" office:value-type="date" office:date-value="2017-03-23" calcext:value-type="date">
            <text:p>03/23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Fr</text:p>
          </table:table-cell>
          <table:table-cell table:style-name="ce29" office:value-type="date" office:date-value="2017-03-24" calcext:value-type="date">
            <text:p>03/24/1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Sa</text:p>
          </table:table-cell>
          <table:table-cell table:style-name="ce22" office:value-type="date" office:date-value="2017-03-25" calcext:value-type="date">
            <text:p>03/25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So</text:p>
          </table:table-cell>
          <table:table-cell table:style-name="ce29" office:value-type="date" office:date-value="2017-03-26" calcext:value-type="date">
            <text:p>03/26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Mo</text:p>
          </table:table-cell>
          <table:table-cell table:style-name="ce22" office:value-type="date" office:date-value="2017-03-27" calcext:value-type="date">
            <text:p>03/27/17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Di</text:p>
          </table:table-cell>
          <table:table-cell table:style-name="ce29" office:value-type="date" office:date-value="2017-03-28" calcext:value-type="date">
            <text:p>03/28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Mi</text:p>
          </table:table-cell>
          <table:table-cell table:style-name="ce22" office:value-type="date" office:date-value="2017-03-29" calcext:value-type="date">
            <text:p>03/29/1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Do</text:p>
          </table:table-cell>
          <table:table-cell table:style-name="ce29" office:value-type="date" office:date-value="2017-03-30" calcext:value-type="date">
            <text:p>03/30/17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19" office:value-type="string" calcext:value-type="string">
            <text:p>Fr</text:p>
          </table:table-cell>
          <table:table-cell table:style-name="ce23" office:value-type="date" office:date-value="2017-03-31" calcext:value-type="date">
            <text:p>03/31/17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table:formula="of:=SUM([.C62:.C92])" office:value-type="float" office:value="43.75" calcext:value-type="float">
            <text:p>43.75</text:p>
          </table:table-cell>
          <table:table-cell table:style-name="ce19" table:formula="of:=31/7*9-[.E92]" office:value-type="float" office:value="-3.89285714285714" calcext:value-type="float">
            <text:p>-3.89</text:p>
          </table:table-cell>
          <table:table-cell table:style-name="ce19" table:formula="of:=SUM([.F2:.F92])" office:value-type="float" office:value="53.5714285714286" calcext:value-type="float">
            <text:p>53.57</text:p>
          </table:table-cell>
          <table:table-cell table:style-name="ce19" table:number-columns-repeated="1017"/>
        </table:table-row>
      </table:table>
      <table:table table:name="apr-jul" table:style-name="ta1">
        <table:table-column table:style-name="co7" table:default-cell-style-name="Default"/>
        <table:table-column table:style-name="co8" table:default-cell-style-name="ce42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17" table:default-cell-style-name="Default"/>
        <table:table-row table:style-name="ro1">
          <table:table-cell/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ochensumme (Soll 10)</text:p>
          </table:table-cell>
          <table:table-cell office:value-type="string" calcext:value-type="string">
            <text:p>Monatssumme (Soll 40 ... 45)</text:p>
          </table:table-cell>
          <table:table-cell office:value-type="string" calcext:value-type="string">
            <text:p>Differenz zu Monats-Soll</text:p>
          </table:table-cell>
          <table:table-cell office:value-type="string" calcext:value-type="string">
            <text:p>Kumulierte Unterstunden</text:p>
          </table:table-cell>
          <table:table-cell table:number-columns-repeated="1017"/>
        </table:table-row>
        <table:table-row table:style-name="ro1">
          <table:table-cell table:style-name="ce39" table:number-columns-repeated="4"/>
          <table:table-cell table:style-name="ce51" office:value-type="string" calcext:value-type="string">
            <text:p>Übertrag:</text:p>
          </table:table-cell>
          <table:table-cell table:style-name="ce39" table:formula="of:=[mar.G92]" office:value-type="float" office:value="53.5714285714286" calcext:value-type="float">
            <text:p>53.57</text:p>
          </table:table-cell>
          <table:table-cell table:style-name="ce39" table:formula="of:=[.F2]" office:value-type="float" office:value="53.5714285714286" calcext:value-type="float">
            <text:p>53.57</text:p>
          </table:table-cell>
          <table:table-cell table:style-name="ce39" table:number-columns-repeated="1017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4-01" calcext:value-type="date">
            <text:p>04/01/17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4-02" calcext:value-type="date">
            <text:p>04/02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4-03" calcext:value-type="date">
            <text:p>04/03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4-04" calcext:value-type="date">
            <text:p>04/04/17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4-05" calcext:value-type="date">
            <text:p>04/05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4-06" calcext:value-type="date">
            <text:p>04/06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4-07" calcext:value-type="date">
            <text:p>04/07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4-08" calcext:value-type="date">
            <text:p>04/08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4-09" calcext:value-type="date">
            <text:p>04/09/17</text:p>
          </table:table-cell>
          <table:table-cell office:value-type="string" calcext:value-type="string">
            <text:p>-</text:p>
          </table:table-cell>
          <table:table-cell table:formula="of:=SUM([.C5:.C11])"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4-11" calcext:value-type="date">
            <text:p>04/11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4-12" calcext:value-type="date">
            <text:p>04/12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4-13" calcext:value-type="date">
            <text:p>04/13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4-14" calcext:value-type="date">
            <text:p>04/14/1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4-16" calcext:value-type="date">
            <text:p>04/16/17</text:p>
          </table:table-cell>
          <table:table-cell office:value-type="string" calcext:value-type="string">
            <text:p>-</text:p>
          </table:table-cell>
          <table:table-cell table:formula="of:=SUM([.C12:.C18]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4-17" calcext:value-type="date">
            <text:p>04/17/17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4-18" calcext:value-type="date">
            <text:p>04/18/17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4-19" calcext:value-type="date">
            <text:p>04/19/17</text:p>
          </table:table-cell>
          <table:table-cell office:value-type="string" calcext:value-type="string">
            <text:p>1+..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4-20" calcext:value-type="date">
            <text:p>04/20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4-21" calcext:value-type="date">
            <text:p>04/21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4-22" calcext:value-type="date">
            <text:p>04/22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4-23" calcext:value-type="date">
            <text:p>04/23/17</text:p>
          </table:table-cell>
          <table:table-cell/>
          <table:table-cell table:formula="of:=SUM([.C19:.C25])"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4-24" calcext:value-type="date">
            <text:p>04/24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4-25" calcext:value-type="date">
            <text:p>04/25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4-26" calcext:value-type="date">
            <text:p>04/26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4-27" calcext:value-type="date">
            <text:p>04/27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4-28" calcext:value-type="date">
            <text:p>04/28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4-29" calcext:value-type="date">
            <text:p>04/29/17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So</text:p>
          </table:table-cell>
          <table:table-cell table:style-name="ce43" office:value-type="date" office:date-value="2017-04-30" calcext:value-type="date">
            <text:p>04/30/17</text:p>
          </table:table-cell>
          <table:table-cell table:style-name="ce39"/>
          <table:table-cell table:style-name="ce39" table:formula="of:=SUM([.C26:.C32])" office:value-type="float" office:value="0" calcext:value-type="float">
            <text:p>0</text:p>
          </table:table-cell>
          <table:table-cell table:style-name="ce39" table:formula="of:=SUM([.C3:.C32])" office:value-type="float" office:value="9" calcext:value-type="float">
            <text:p>9</text:p>
          </table:table-cell>
          <table:table-cell table:style-name="ce39" table:formula="of:=30/7*10-[.E32]" office:value-type="float" office:value="33.8571428571429" calcext:value-type="float">
            <text:p>33.86</text:p>
          </table:table-cell>
          <table:table-cell table:style-name="ce39" table:formula="of:=[.G2]-[.E32]" office:value-type="float" office:value="44.5714285714286" calcext:value-type="float">
            <text:p>44.57</text:p>
          </table:table-cell>
          <table:table-cell table:style-name="ce39" table:number-columns-repeated="1017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5-01" calcext:value-type="date">
            <text:p>05/01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5-02" calcext:value-type="date">
            <text:p>05/02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5-03" calcext:value-type="date">
            <text:p>05/03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5-04" calcext:value-type="date">
            <text:p>05/04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5-05" calcext:value-type="date">
            <text:p>05/05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5-06" calcext:value-type="date">
            <text:p>05/06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5-07" calcext:value-type="date">
            <text:p>05/07/17</text:p>
          </table:table-cell>
          <table:table-cell/>
          <table:table-cell table:formula="of:=SUM([.C33:.C3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5-08" calcext:value-type="date">
            <text:p>05/08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5-09" calcext:value-type="date">
            <text:p>05/09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5-10" calcext:value-type="date">
            <text:p>05/10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5-11" calcext:value-type="date">
            <text:p>05/11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5-12" calcext:value-type="date">
            <text:p>05/12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5-13" calcext:value-type="date">
            <text:p>05/13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5-14" calcext:value-type="date">
            <text:p>05/14/17</text:p>
          </table:table-cell>
          <table:table-cell/>
          <table:table-cell table:formula="of:=SUM([.C40:.C46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5-15" calcext:value-type="date">
            <text:p>05/15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5-16" calcext:value-type="date">
            <text:p>05/16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5-17" calcext:value-type="date">
            <text:p>05/17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5-18" calcext:value-type="date">
            <text:p>05/18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5-19" calcext:value-type="date">
            <text:p>05/19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5-20" calcext:value-type="date">
            <text:p>05/20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5-21" calcext:value-type="date">
            <text:p>05/21/17</text:p>
          </table:table-cell>
          <table:table-cell/>
          <table:table-cell table:formula="of:=SUM([.C47:.C53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5-22" calcext:value-type="date">
            <text:p>05/22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5-23" calcext:value-type="date">
            <text:p>05/23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5-24" calcext:value-type="date">
            <text:p>05/24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5-25" calcext:value-type="date">
            <text:p>05/25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5-26" calcext:value-type="date">
            <text:p>05/26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5-27" calcext:value-type="date">
            <text:p>05/27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5-28" calcext:value-type="date">
            <text:p>05/28/17</text:p>
          </table:table-cell>
          <table:table-cell/>
          <table:table-cell table:formula="of:=SUM([.C54:.C60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5-29" calcext:value-type="date">
            <text:p>05/29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5-30" calcext:value-type="date">
            <text:p>05/30/17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Mi</text:p>
          </table:table-cell>
          <table:table-cell table:style-name="ce43" office:value-type="date" office:date-value="2017-05-31" calcext:value-type="date">
            <text:p>05/31/17</text:p>
          </table:table-cell>
          <table:table-cell table:style-name="ce39" table:number-columns-repeated="2"/>
          <table:table-cell table:style-name="ce39" table:formula="of:=SUM([.C33:.C63])" office:value-type="float" office:value="0" calcext:value-type="float">
            <text:p>0</text:p>
          </table:table-cell>
          <table:table-cell table:style-name="ce39" table:formula="of:=31/7*10-[.E63]" office:value-type="float" office:value="44.2857142857143" calcext:value-type="float">
            <text:p>44.29</text:p>
          </table:table-cell>
          <table:table-cell table:style-name="ce39" table:number-columns-repeated="1018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6-01" calcext:value-type="date">
            <text:p>06/01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6-02" calcext:value-type="date">
            <text:p>06/02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6-03" calcext:value-type="date">
            <text:p>06/03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6-04" calcext:value-type="date">
            <text:p>06/04/17</text:p>
          </table:table-cell>
          <table:table-cell/>
          <table:table-cell table:formula="of:=SUM([.C61:.C67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6-05" calcext:value-type="date">
            <text:p>06/05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6-06" calcext:value-type="date">
            <text:p>06/06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6-07" calcext:value-type="date">
            <text:p>06/07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6-08" calcext:value-type="date">
            <text:p>06/08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6-09" calcext:value-type="date">
            <text:p>06/09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6-10" calcext:value-type="date">
            <text:p>06/10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6-11" calcext:value-type="date">
            <text:p>06/11/17</text:p>
          </table:table-cell>
          <table:table-cell/>
          <table:table-cell table:formula="of:=SUM([.C68:.C74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6-12" calcext:value-type="date">
            <text:p>06/12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6-13" calcext:value-type="date">
            <text:p>06/13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6-14" calcext:value-type="date">
            <text:p>06/14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6-15" calcext:value-type="date">
            <text:p>06/15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6-16" calcext:value-type="date">
            <text:p>06/16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6-17" calcext:value-type="date">
            <text:p>06/17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6-18" calcext:value-type="date">
            <text:p>06/18/17</text:p>
          </table:table-cell>
          <table:table-cell/>
          <table:table-cell table:formula="of:=SUM([.C75:.C81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6-19" calcext:value-type="date">
            <text:p>06/19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6-20" calcext:value-type="date">
            <text:p>06/20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6-21" calcext:value-type="date">
            <text:p>06/21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6-22" calcext:value-type="date">
            <text:p>06/22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6-23" calcext:value-type="date">
            <text:p>06/23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6-24" calcext:value-type="date">
            <text:p>06/24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6-25" calcext:value-type="date">
            <text:p>06/25/17</text:p>
          </table:table-cell>
          <table:table-cell/>
          <table:table-cell table:formula="of:=SUM([.C82:.C88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6-26" calcext:value-type="date">
            <text:p>06/26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6-27" calcext:value-type="date">
            <text:p>06/27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6-28" calcext:value-type="date">
            <text:p>06/28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6-29" calcext:value-type="date">
            <text:p>06/29/17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Fr</text:p>
          </table:table-cell>
          <table:table-cell table:style-name="ce43" office:value-type="date" office:date-value="2017-06-30" calcext:value-type="date">
            <text:p>06/30/17</text:p>
          </table:table-cell>
          <table:table-cell table:style-name="ce39" table:number-columns-repeated="2"/>
          <table:table-cell table:style-name="ce39" table:formula="of:=SUM([.C64:.C93])" office:value-type="float" office:value="0" calcext:value-type="float">
            <text:p>0</text:p>
          </table:table-cell>
          <table:table-cell table:style-name="ce39" table:formula="of:=30/7*10-[.E93]" office:value-type="float" office:value="42.8571428571429" calcext:value-type="float">
            <text:p>42.86</text:p>
          </table:table-cell>
          <table:table-cell table:style-name="ce39" table:number-columns-repeated="1018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7-01" calcext:value-type="date">
            <text:p>07/01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7-02" calcext:value-type="date">
            <text:p>07/02/17</text:p>
          </table:table-cell>
          <table:table-cell/>
          <table:table-cell table:formula="of:=SUM([.C89:.C95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7-03" calcext:value-type="date">
            <text:p>07/03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7-04" calcext:value-type="date">
            <text:p>07/04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7-05" calcext:value-type="date">
            <text:p>07/05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7-06" calcext:value-type="date">
            <text:p>07/06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7-07" calcext:value-type="date">
            <text:p>07/07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7-08" calcext:value-type="date">
            <text:p>07/08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7-09" calcext:value-type="date">
            <text:p>07/09/17</text:p>
          </table:table-cell>
          <table:table-cell/>
          <table:table-cell table:formula="of:=SUM([.C96:.C102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7-10" calcext:value-type="date">
            <text:p>07/10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7-11" calcext:value-type="date">
            <text:p>07/11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7-12" calcext:value-type="date">
            <text:p>07/12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7-13" calcext:value-type="date">
            <text:p>07/13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7-14" calcext:value-type="date">
            <text:p>07/14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7-15" calcext:value-type="date">
            <text:p>07/15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7-16" calcext:value-type="date">
            <text:p>07/16/17</text:p>
          </table:table-cell>
          <table:table-cell/>
          <table:table-cell table:formula="of:=SUM([.C103:.C109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7-17" calcext:value-type="date">
            <text:p>07/17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7-18" calcext:value-type="date">
            <text:p>07/18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7-19" calcext:value-type="date">
            <text:p>07/19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7-20" calcext:value-type="date">
            <text:p>07/20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7-21" calcext:value-type="date">
            <text:p>07/21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7-22" calcext:value-type="date">
            <text:p>07/22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7-23" calcext:value-type="date">
            <text:p>07/23/17</text:p>
          </table:table-cell>
          <table:table-cell/>
          <table:table-cell table:formula="of:=SUM([.C110:.C116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</text:p>
          </table:table-cell>
          <table:table-cell office:value-type="date" office:date-value="2017-07-24" calcext:value-type="date">
            <text:p>07/24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</text:p>
          </table:table-cell>
          <table:table-cell office:value-type="date" office:date-value="2017-07-25" calcext:value-type="date">
            <text:p>07/25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</text:p>
          </table:table-cell>
          <table:table-cell office:value-type="date" office:date-value="2017-07-26" calcext:value-type="date">
            <text:p>07/26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</text:p>
          </table:table-cell>
          <table:table-cell office:value-type="date" office:date-value="2017-07-27" calcext:value-type="date">
            <text:p>07/27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</text:p>
          </table:table-cell>
          <table:table-cell office:value-type="date" office:date-value="2017-07-28" calcext:value-type="date">
            <text:p>07/28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</text:p>
          </table:table-cell>
          <table:table-cell office:value-type="date" office:date-value="2017-07-29" calcext:value-type="date">
            <text:p>07/29/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</text:p>
          </table:table-cell>
          <table:table-cell office:value-type="date" office:date-value="2017-07-30" calcext:value-type="date">
            <text:p>07/30/17</text:p>
          </table:table-cell>
          <table:table-cell/>
          <table:table-cell table:formula="of:=SUM([.C117:.C123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Mo</text:p>
          </table:table-cell>
          <table:table-cell table:style-name="ce43" office:value-type="date" office:date-value="2017-07-31" calcext:value-type="date">
            <text:p>07/31/17</text:p>
          </table:table-cell>
          <table:table-cell table:style-name="ce39" table:number-columns-repeated="2"/>
          <table:table-cell table:style-name="ce39" table:formula="of:=SUM([.C94:.C124])" office:value-type="float" office:value="0" calcext:value-type="float">
            <text:p>0</text:p>
          </table:table-cell>
          <table:table-cell table:style-name="ce39" table:formula="of:=31/7*10-[.E124]" office:value-type="float" office:value="44.2857142857143" calcext:value-type="float">
            <text:p>44.29</text:p>
          </table:table-cell>
          <table:table-cell table:style-name="ce39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09:14:42.611864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21H6M58S</meta:editing-duration>
    <meta:editing-cycles>229</meta:editing-cycles>
    <meta:generator>LibreOffice/5.1.6.2$Linux_X86_64 LibreOffice_project/10m0$Build-2</meta:generator>
    <dc:date>2017-04-19T09:19:08.218016888</dc:date>
    <meta:document-statistic meta:table-count="4" meta:cell-count="1773" meta:object-count="0"/>
    <meta:user-defined meta:name="Info 1"/>
    <meta:user-defined meta:name="Info 2"/>
    <meta:user-defined meta:name="Info 3"/>
    <meta:user-defined meta:name="Info 4"/>
  </office:meta>
</office:document-meta>
</file>